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REQ NR</text:p>
          </table:table-cell>
          <table:table-cell table:style-name="ce1" office:value-type="string">
            <text:p>Funktionsbereich</text:p>
          </table:table-cell>
          <table:table-cell table:style-name="ce1" office:value-type="string">
            <text:p>Anwendungsfall</text:p>
          </table:table-cell>
          <table:table-cell table:style-name="ce1" office:value-type="string">
            <text:p>Vorbedingung</text:p>
          </table:table-cell>
          <table:table-cell table:style-name="ce1" office:value-type="string">
            <text:p>Anforderung</text:p>
          </table:table-cell>
          <table:table-cell table:style-name="ce1" office:value-type="string">
            <text:p>Prüfkriterium</text:p>
          </table:table-cell>
          <table:table-cell table:style-name="ce1" office:value-type="string">
            <text:p>Checkbox</text:p>
          </table:table-cell>
          <table:table-cell table:style-name="ce1" table:number-columns-repeated="1017"/>
        </table:table-row>
        <table:table-row table:style-name="ro1">
          <table:table-cell office:value-type="date" office:date-value="2001-01-01">
            <text:p>01.01.01</text:p>
          </table:table-cell>
          <table:table-cell office:value-type="string">
            <text:p>User Login</text:p>
          </table:table-cell>
          <table:table-cell office:value-type="string">
            <text:p>Valid Login</text:p>
          </table:table-cell>
          <table:table-cell office:value-type="string">
            <text:p>Existing Username and PW submitted into Login form</text:p>
          </table:table-cell>
          <table:table-cell office:value-type="string">
            <text:p>System authenticates user</text:p>
          </table:table-cell>
          <table:table-cell office:value-type="string">
            <text:p>User is logged in to his acc</text:p>
          </table:table-cell>
          <table:table-cell table:number-columns-repeated="1018"/>
        </table:table-row>
        <table:table-row table:style-name="ro1">
          <table:table-cell office:value-type="date" office:date-value="2002-01-01">
            <text:p>01.01.02</text:p>
          </table:table-cell>
          <table:table-cell office:value-type="string">
            <text:p>User Login</text:p>
          </table:table-cell>
          <table:table-cell office:value-type="string">
            <text:p>Invalid Login</text:p>
          </table:table-cell>
          <table:table-cell office:value-type="string">
            <text:p>Invalid Login information is submitted to Login form</text:p>
          </table:table-cell>
          <table:table-cell office:value-type="string">
            <text:p>System does not authenticate user</text:p>
          </table:table-cell>
          <table:table-cell office:value-type="string">
            <text:p>Error issued</text:p>
          </table:table-cell>
          <table:table-cell table:number-columns-repeated="1018"/>
        </table:table-row>
        <table:table-row table:style-name="ro1">
          <table:table-cell office:value-type="date" office:date-value="2001-02-01">
            <text:p>01.02.01</text:p>
          </table:table-cell>
          <table:table-cell office:value-type="string">
            <text:p>User post</text:p>
          </table:table-cell>
          <table:table-cell office:value-type="string">
            <text:p>Valid User post</text:p>
          </table:table-cell>
          <table:table-cell office:value-type="string">
            <text:p>User submitts valid post</text:p>
          </table:table-cell>
          <table:table-cell office:value-type="string">
            <text:p>System saves post to DB</text:p>
          </table:table-cell>
          <table:table-cell office:value-type="string">
            <text:p>Post is correctly saved in DB</text:p>
          </table:table-cell>
          <table:table-cell table:number-columns-repeated="1018"/>
        </table:table-row>
        <table:table-row table:style-name="ro1">
          <table:table-cell office:value-type="date" office:date-value="2002-02-01">
            <text:p>01.02.02</text:p>
          </table:table-cell>
          <table:table-cell office:value-type="string">
            <text:p>User post</text:p>
          </table:table-cell>
          <table:table-cell office:value-type="string">
            <text:p>Invalid User post</text:p>
          </table:table-cell>
          <table:table-cell office:value-type="string">
            <text:p>User submitts invalid input into post form</text:p>
          </table:table-cell>
          <table:table-cell office:value-type="string">
            <text:p>System does not save post to DB</text:p>
          </table:table-cell>
          <table:table-cell office:value-type="string">
            <text:p>No new DB entry; Error issued</text:p>
          </table:table-cell>
          <table:table-cell table:number-columns-repeated="1018"/>
        </table:table-row>
        <table:table-row table:style-name="ro1">
          <table:table-cell office:value-type="date" office:date-value="2003-03-01">
            <text:p>01.03.03</text:p>
          </table:table-cell>
          <table:table-cell office:value-type="string">
            <text:p>User post view</text:p>
          </table:table-cell>
          <table:table-cell office:value-type="string">
            <text:p>View all posts authorized for User</text:p>
          </table:table-cell>
          <table:table-cell office:value-type="string">
            <text:p>User Logged in</text:p>
          </table:table-cell>
          <table:table-cell office:value-type="string">
            <text:p>System returns all entries available to user from DB</text:p>
          </table:table-cell>
          <table:table-cell office:value-type="string">
            <text:p>Entries with privacy level not available to current user shall not be shown, all others should be</text:p>
          </table:table-cell>
          <table:table-cell table:number-columns-repeated="1018"/>
        </table:table-row>
        <table:table-row table:style-name="ro1">
          <table:table-cell office:value-type="date" office:date-value="2003-03-01">
            <text:p>01.03.03</text:p>
          </table:table-cell>
          <table:table-cell office:value-type="string">
            <text:p>User post view</text:p>
          </table:table-cell>
          <table:table-cell office:value-type="string">
            <text:p>View posts to certain topic</text:p>
          </table:table-cell>
          <table:table-cell office:value-type="string">
            <text:p>User Logged in; Topic specified</text:p>
          </table:table-cell>
          <table:table-cell office:value-type="string">
            <text:p>System returns all entries with given topic available to user from DB</text:p>
          </table:table-cell>
          <table:table-cell office:value-type="string">
            <text:p>entries with privacy level not available to current user shall not be shown, all others with topic restriction should be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.05.2015</text:date>, <text:time>09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2S</meta:editing-duration>
    <meta:editing-cycles>3</meta:editing-cycles>
    <meta:generator>OpenOffice/4.1.1$Win32 OpenOffice.org_project/411m6$Build-9775</meta:generator>
    <dc:date>2015-05-15T09:32:38.61</dc:date>
    <dc:creator>Ron W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